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Builder.ver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Builder.location(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Builder.createInvocation( MockReference &lt; Object &gt; mockRef , MockitoMethod mockitoMethod , Object [ ] arguments , RealMethod realMethod , Location location ,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mockClass( Class &lt; ? &gt; mock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cationBuilder.argTypes( Class &lt; ? &gt; ... arg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args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simpl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Builder.seq( int sequenc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method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arg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Builder.toInvocat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Builder.toInvoca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vocationBuilder.differen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Builder.get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Builder.mock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